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0c4d51"/>
    </style:style>
    <style:style style:name="P4" style:family="paragraph" style:parent-style-name="Text_20_body">
      <style:text-properties officeooo:rsid="000ddbd4" officeooo:paragraph-rsid="000ddbd4"/>
    </style:style>
    <style:style style:name="P5" style:family="paragraph" style:parent-style-name="Text_20_body" style:list-style-name="L1">
      <style:text-properties officeooo:rsid="000ddbd4" officeooo:paragraph-rsid="000ddb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Approvazione sconto retta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4">Antonella: madre e docente universitaria;</text:p>
            <text:p text:style-name="P4">Ettore: rettore asilo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5385638" text:style-name="L1">
              <text:list-item>
                <text:p text:style-name="P5">Ettore rettore dell'asilo riceve una circola la quale dice che anche nell'anno 2012/2013 dovrà applicare lo sconto al personale universitario sulla retta mensile dell'asilo.</text:p>
              </text:list-item>
              <text:list-item>
                <text:p text:style-name="P5">Ettore controlla la lista degli iscritti, e approva lo sconto per il personale universitario.</text:p>
              </text:list-item>
              <text:list-item>
                <text:p text:style-name="P5">A questo punto Ettore comunica all'asilo che ha approvato la circolare dello sconto.</text:p>
              </text:list-item>
              <text:list-item>
                <text:p text:style-name="P5">L'asilo aggiorna il proprio piano di pagamenti in base alla nuova direttiva.</text:p>
              </text:list-item>
              <text:list-item>
                <text:p text:style-name="P5">Antonella riceve una mail che le comunica che può usufruire dello sconto. 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4:56:35.36</meta:creation-date>
    <meta:editing-duration>P0D</meta:editing-duration>
    <meta:editing-cycles>3</meta:editing-cycles>
    <meta:generator>LibreOffice/3.6$Windows_x86 LibreOffice_project/da8c1e6-fd468f4-454e206-f42a4a9-143cfd</meta:generator>
    <dc:date>2012-10-16T15:26:37.20</dc:date>
    <meta:document-statistic meta:table-count="1" meta:image-count="0" meta:object-count="0" meta:page-count="1" meta:paragraph-count="11" meta:word-count="100" meta:character-count="664" meta:non-whitespace-character-count="578"/>
  </office:meta>
</office:document-meta>
</file>